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36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6" style:family="table-cell" style:parent-style-name="Default">
      <style:table-cell-properties fo:background-color="#ffffff" fo:border="0.06pt solid #000000" style:vertical-align="middle"/>
    </style:style>
    <style:style style:name="ce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>
      <style:table-cell-properties fo:background-color="#ffffff"/>
      <style:text-properties fo:color="#dadada" style:text-outline="false" style:text-line-through-style="none" style:text-line-through-type="none" style:font-name="Ubuntu" fo:font-size="5.5999999046325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none" style:country-asian="none" style:font-style-asian="normal" style:font-weight-asian="normal" style:font-name-complex="Ubuntu" style:font-size-complex="5.5999999046325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dadada" style:font-name="Ubuntu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articipante 1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3"/>
          <table:table-cell table:style-name="ce2" office:value-type="string" calcext:value-type="string">
            <text:p>Participante 2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articipante 2</text:p>
          </table:table-cell>
          <table:table-cell table:style-name="ce4"/>
          <table:table-cell/>
          <table:table-cell table:style-name="ce7"/>
          <table:table-cell table:number-columns-repeated="1019"/>
        </table:table-row>
        <table:table-row table:style-name="ro1">
          <table:table-cell table:number-columns-repeated="5"/>
          <table:table-cell table:style-name="ce2" office:value-type="string" calcext:value-type="string">
            <text:p>Participante 3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articipante 3</text:p>
          </table:table-cell>
          <table:table-cell table:style-name="ce5"/>
          <table:table-cell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Participante 3</text:p>
          </table:table-cell>
          <table:table-cell table:style-name="ce4"/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articipante 4</text:p>
          </table:table-cell>
          <table:table-cell table:style-name="ce4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number-columns-repeated="7"/>
          <table:table-cell table:style-name="ce2" office:value-type="string" calcext:value-type="string">
            <text:p>Participante 7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Participante 5</text:p>
          </table:table-cell>
          <table:table-cell table:style-name="ce5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Participante 5</text:p>
          </table:table-cell>
          <table:table-cell table:style-name="ce3"/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articipante 6</text:p>
          </table:table-cell>
          <table:table-cell table:style-name="ce4"/>
          <table:table-cell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Participante 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articipante 7</text:p>
          </table:table-cell>
          <table:table-cell table:style-name="ce5"/>
          <table:table-cell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Participante 7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articipante 8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Participante 1</text:p>
            <text:p>Participante 2</text:p>
            <text:p>Participante 3</text:p>
            <text:p>Participante 4</text:p>
          </table:table-cell>
          <table:table-cell table:style-name="ce4"/>
          <table:table-cell table:style-name="ce6" office:value-type="string" calcext:value-type="string">
            <text:p>Participante 2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5"/>
          <table:table-cell table:style-name="ce2" office:value-type="string" calcext:value-type="string">
            <text:p>Participante 2</text:p>
          </table:table-cell>
          <table:table-cell table:style-name="ce3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articipante 5</text:p>
            <text:p>Participante 6</text:p>
            <text:p>Participante 7</text:p>
            <text:p>Participante 8</text:p>
          </table:table-cell>
          <table:table-cell/>
          <table:table-cell table:style-name="ce6" office:value-type="string" calcext:value-type="string">
            <text:p>Participante 5</text:p>
          </table:table-cell>
          <table:table-cell table:style-name="ce4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2" office:value-type="string" calcext:value-type="string">
            <text:p>Participante 13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Participante 9</text:p>
            <text:p>Participante 10</text:p>
            <text:p>Participante 11</text:p>
            <text:p>Participante 12</text:p>
          </table:table-cell>
          <table:table-cell table:style-name="ce4"/>
          <table:table-cell table:style-name="ce6" office:value-type="string" calcext:value-type="string">
            <text:p>Participante 12</text:p>
          </table:table-cell>
          <table:table-cell table:style-name="ce5"/>
          <table:table-cell/>
          <table:table-cell table:style-name="ce7"/>
          <table:table-cell/>
          <table:table-cell table:style-name="ce7"/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 calcext:value-type="string">
            <text:p>Participante 13</text:p>
          </table:table-cell>
          <table:table-cell table:style-name="ce4"/>
          <table:table-cell/>
          <table:table-cell table:style-name="ce7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Participante 13</text:p>
            <text:p>Participante 14</text:p>
            <text:p>Participante 15</text:p>
            <text:p>Participante 16</text:p>
          </table:table-cell>
          <table:table-cell/>
          <table:table-cell table:style-name="ce6" office:value-type="string" calcext:value-type="string">
            <text:p>Participante 13</text:p>
          </table:table-cell>
          <table:table-cell table:style-name="ce4"/>
          <table:table-cell table:number-columns-repeated="3"/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/>
          <table:table-cell table:style-name="ce8" office:value-type="string" calcext:value-type="string">
            <text:p><text:span text:style-name="T1">Participante 13</text:span></text:p>
          </table:table-cell>
          <table:table-cell table:number-columns-repeated="4"/>
          <table:table-cell table:style-name="ce2" office:value-type="string" calcext:value-type="string">
            <text:p>Participante 17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Participante 17</text:p>
            <text:p>Participante 18</text:p>
            <text:p>Participante 19</text:p>
            <text:p>Participante 20</text:p>
          </table:table-cell>
          <table:table-cell table:style-name="ce4"/>
          <table:table-cell table:style-name="ce6" office:value-type="string" calcext:value-type="string">
            <text:p>Participante 17</text:p>
          </table:table-cell>
          <table:table-cell table:style-name="ce5"/>
          <table:table-cell table:number-columns-repeated="3"/>
          <table:table-cell table:style-name="ce7"/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 calcext:value-type="string">
            <text:p>Participante 17</text:p>
          </table:table-cell>
          <table:table-cell table:style-name="ce3"/>
          <table:table-cell/>
          <table:table-cell table:style-name="ce7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Participante 21</text:p>
            <text:p>Participante 22</text:p>
            <text:p>Participante 23</text:p>
            <text:p>Participante 24</text:p>
          </table:table-cell>
          <table:table-cell/>
          <table:table-cell table:style-name="ce6" office:value-type="string" calcext:value-type="string">
            <text:p>Participante 21</text:p>
          </table:table-cell>
          <table:table-cell table:style-name="ce4"/>
          <table:table-cell/>
          <table:table-cell table:style-name="ce7"/>
          <table:table-cell/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2" office:value-type="string" calcext:value-type="string">
            <text:p>Participante 17</text:p>
          </table:table-cell>
          <table:table-cell table:style-name="ce4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Participante 25</text:p>
            <text:p>Participante 26</text:p>
            <text:p>Participante 27</text:p>
            <text:p>Participante 28</text:p>
          </table:table-cell>
          <table:table-cell table:style-name="ce4"/>
          <table:table-cell table:style-name="ce6" office:value-type="string" calcext:value-type="string">
            <text:p>Participante 27</text:p>
          </table:table-cell>
          <table:table-cell table:style-name="ce5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Participante 27</text:p>
          </table:table-cell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articipante 29</text:p>
            <text:p>Participante 30</text:p>
            <text:p>Participante 31</text:p>
            <text:p>Participante 32</text:p>
          </table:table-cell>
          <table:table-cell/>
          <table:table-cell table:style-name="ce6" office:value-type="string" calcext:value-type="string">
            <text:p>Participante 29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9:14:37.816788105</meta:creation-date>
    <dc:date>2021-11-10T09:04:42.351690066</dc:date>
    <meta:editing-duration>P4DT23H25M3S</meta:editing-duration>
    <meta:editing-cycles>1</meta:editing-cycles>
    <meta:document-statistic meta:table-count="1" meta:cell-count="39" meta:object-count="0"/>
    <meta:generator>LibreOffice/6.0.7.3$Linux_X86_64 LibreOffice_project/00m0$Build-3</meta:generator>
  </office:meta>
</office:document-meta>
</file>